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45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4" style:family="table-row">
      <style:table-row-properties style:row-height="24.08mm" fo:break-before="auto" style:use-optimal-row-height="true"/>
    </style:style>
    <style:style style:name="ro5" style:family="table-row">
      <style:table-row-properties style:row-height="19.12mm" fo:break-before="auto" style:use-optimal-row-height="true"/>
    </style:style>
    <style:style style:name="ro6" style:family="table-row">
      <style:table-row-properties style:row-height="14.62mm" fo:break-before="auto" style:use-optimal-row-height="true"/>
    </style:style>
    <style:style style:name="ro7" style:family="table-row">
      <style:table-row-properties style:row-height="23.79mm" fo:break-before="auto" style:use-optimal-row-height="tru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9.35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9" office:value-type="string" calcext:value-type="string">
            <text:p>Lec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quick ref.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8" office:value-type="date" office:date-value="2024-01-23" calcext:value-type="date">
            <text:p>23/Jan</text:p>
          </table:table-cell>
          <table:table-cell table:style-name="ce10" office:value-type="string" calcext:value-type="string">
            <text:p>R basics 2</text:p>
          </table:table-cell>
          <table:table-cell table:style-name="ce10" office:value-type="string" calcext:value-type="string">
            <text:p>List, subsetting, data.frame, if()..else</text:p>
          </table:table-cell>
          <table:table-cell table:style-name="ce10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 office:value-type="string" calcext:value-type="string">
            <text:p>R basics 3</text:p>
          </table:table-cell>
          <table:table-cell table:style-name="ce10" office:value-type="string" calcext:value-type="string">
            <text:p>for() ; function(). [announcements](lecture05.qmd); `.R` scripts: [lec5_demo](scripts/class5_demo_loops-functions.R), [lec5_practice](scripts/class5_practice_loops-functions.R)</text:p>
          </table:table-cell>
          <table:table-cell table:style-name="ce10" office:value-type="string" calcext:value-type="string">
            <text:p>functions: [fundamentals](<text:a xlink:href="https://adv-r.hadley.nz/functions.html" xlink:type="simple">https://adv-r.hadley.nz/functions.html</text:a>). [practical use](<text:a xlink:href="https://r4ds.hadley.nz/functions" xlink:type="simple">https://r4ds.hadley.nz/functions</text:a>).[Environments](<text:a xlink:href="https://adv-r.hadley.nz/environments.html" xlink:type="simple">https://adv-r.hadley.nz/environments.html</text:a>), with illustratio, s</text:p>
          </table:table-cell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8" office:value-type="date" office:date-value="2024-01-30" calcext:value-type="date">
            <text:p>30/Jan</text:p>
          </table:table-cell>
          <table:table-cell table:style-name="ce10" office:value-type="string" calcext:value-type="string">
            <text:p>Basics 4 + Data wrangling in R with `tidyverse`, `dplyr`</text:p>
          </table:table-cell>
          <table:table-cell table:style-name="ce10" office:value-type="string" calcext:value-type="string">
            <text:p>More `function()`, vectorization ; Simple manipulation of `data.frames`/`tibbles` = data wrangling. [slides](lecture04_tidyverse_intro.pptx) ([worksheet](assets/lec04_tidyverse_intro_worksheet.docx))</text:p>
          </table:table-cell>
          <table:table-cell table:style-name="ce10" office:value-type="string" calcext:value-type="string">
            <text:p>Why [vectorize?](<text:a xlink:href="https://www.noamross.net/archives/2014-04-16-vectorization-in-r-why/" xlink:type="simple">https://www.noamross.net/archives/2014-04-16-vectorization-in-r-why/</text:a>); Merits of [tibbles](<text:a xlink:href="https://tibble.tidyverse.org/articles/tibble.html" xlink:type="simple">https://tibble.tidyverse.org/articles/tibble.html</text:a>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8" office:value-type="date" office:date-value="2024-02-01" calcext:value-type="date">
            <text:p>01/Feb</text:p>
          </table:table-cell>
          <table:table-cell table:style-name="ce10" office:value-type="string" calcext:value-type="string">
            <text:p>Data wrangling **workshop**</text:p>
          </table:table-cell>
          <table:table-cell table:style-name="ce10" office:value-type="string" calcext:value-type="string">
            <text:p>Load data from `.csv` or `excel` file, commands to arrange rows and columns.; re-hash concepts, get students to wrangle data to answer a question</text:p>
          </table:table-cell>
          <table:table-cell table:style-name="ce10" office:value-type="string" calcext:value-type="string">
            <text:p>[dplyr cheatsheet](https://raw.githubusercontent.com/rstudio/cheatsheets/master/data-transformation.pdf) </text:p>
          </table:table-cell>
        </table:table-row>
        <table:table-row table:style-name="ro6">
          <table:table-cell table:style-name="ce10" office:value-type="float" office:value="8" calcext:value-type="float">
            <text:p>8</text:p>
          </table:table-cell>
          <table:table-cell table:style-name="ce18" office:value-type="date" office:date-value="2024-02-06" calcext:value-type="date">
            <text:p>06/Feb</text:p>
          </table:table-cell>
          <table:table-cell table:style-name="ce10" office:value-type="string" calcext:value-type="string">
            <text:p>`ggplot()` plotting</text:p>
          </table:table-cell>
          <table:table-cell table:style-name="ce10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10" office:value-type="string" calcext:value-type="string">
            <text:p>ggplot [aesthetics/mapping](<text:a xlink:href="https://clauswilke.com/dataviz/aesthetic-mapping.html" xlink:type="simple">https://clauswilke.com/dataviz/aesthetic-mapping.html</text:a>)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7">
          <table:table-cell table:style-name="ce10" office:value-type="float" office:value="9" calcext:value-type="float">
            <text:p>9</text:p>
          </table:table-cell>
          <table:table-cell table:style-name="ce18" office:value-type="date" office:date-value="2024-02-13" calcext:value-type="date">
            <text:p>13/Feb</text:p>
          </table:table-cell>
          <table:table-cell table:style-name="ce10" office:value-type="string" calcext:value-type="string">
            <text:p>Version control using `git`</text:p>
          </table:table-cell>
          <table:table-cell table:style-name="ce10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10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8" office:value-type="date" office:date-value="2024-02-15" calcext:value-type="date">
            <text:p>15/Feb</text:p>
          </table:table-cell>
          <table:table-cell table:style-name="ce10" office:value-type="string" calcext:value-type="string">
            <text:p>`quarto`/`Rmarkdown` to produce reports</text:p>
          </table:table-cell>
          <table:table-cell table:style-name="ce10" office:value-type="string" calcext:value-type="string">
            <text:p>motivation for reproducible data analysis, benefits of localizing (*thoughts, code and outputs*) in one document. [slides](lecture10.qmd)</text:p>
          </table:table-cell>
          <table:table-cell table:style-name="ce12" office:value-type="string" calcext:value-type="string">
            <text:p>[quarto introduction](<text:a xlink:href="https://r4ds.hadley.nz/quarto" xlink:type="simple">https://r4ds.hadley.nz/quarto</text:a>)</text:p>
          </table:table-cell>
        </table:table-row>
        <table:table-row table:style-name="ro8">
          <table:table-cell table:style-name="ce10" office:value-type="float" office:value="11" calcext:value-type="float">
            <text:p>11</text:p>
          </table:table-cell>
          <table:table-cell table:style-name="ce18" office:value-type="date" office:date-value="2024-02-20" calcext:value-type="date">
            <text:p>20/Feb</text:p>
          </table:table-cell>
          <table:table-cell table:style-name="ce10" office:value-type="string" calcext:value-type="string">
            <text:p>Data -\&gt; figure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plots from a published paper</text:p>
          </table:table-cell>
          <table:table-cell table:style-name="ce12"/>
        </table:table-row>
        <table:table-row table:style-name="ro9">
          <table:table-cell table:style-name="ce10" office:value-type="float" office:value="12" calcext:value-type="float">
            <text:p>12</text:p>
          </table:table-cell>
          <table:table-cell table:style-name="ce18" office:value-type="date" office:date-value="2024-02-22" calcext:value-type="date">
            <text:p>22/Feb</text:p>
          </table:table-cell>
          <table:table-cell table:style-name="ce10" office:value-type="string" calcext:value-type="string">
            <text:p>Normal-distributions</text:p>
          </table:table-cell>
          <table:table-cell table:style-name="ce10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12"/>
        </table:table-row>
        <table:table-row table:style-name="ro9">
          <table:table-cell table:style-name="ce10" office:value-type="float" office:value="13" calcext:value-type="float">
            <text:p>13</text:p>
          </table:table-cell>
          <table:table-cell table:style-name="ce18" office:value-type="date" office:date-value="2024-02-27" calcext:value-type="date">
            <text:p>27/Feb</text:p>
          </table:table-cell>
          <table:table-cell table:style-name="ce10" office:value-type="string" calcext:value-type="string">
            <text:p>Intro to hypothesis testing (*t-tests*)</text:p>
          </table:table-cell>
          <table:table-cell table:style-name="ce10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12"/>
        </table:table-row>
        <table:table-row table:style-name="ro9">
          <table:table-cell table:style-name="ce10" office:value-type="float" office:value="14" calcext:value-type="float">
            <text:p>14</text:p>
          </table:table-cell>
          <table:table-cell table:style-name="ce18" office:value-type="date" office:date-value="2024-02-29" calcext:value-type="date">
            <text:p>29/Feb</text:p>
          </table:table-cell>
          <table:table-cell table:style-name="ce10" office:value-type="string" calcext:value-type="string">
            <text:p>Problems with p-values</text:p>
          </table:table-cell>
          <table:table-cell table:style-name="ce10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12"/>
        </table:table-row>
        <table:table-row table:style-name="ro6">
          <table:table-cell table:style-name="ce10" office:value-type="float" office:value="15" calcext:value-type="float">
            <text:p>15</text:p>
          </table:table-cell>
          <table:table-cell table:style-name="ce18" office:value-type="date" office:date-value="2024-03-05" calcext:value-type="date">
            <text:p>05/Mar</text:p>
          </table:table-cell>
          <table:table-cell table:style-name="ce10" office:value-type="string" calcext:value-type="string">
            <text:p>Linear regression (*2 dimensional data*)</text:p>
          </table:table-cell>
          <table:table-cell table:style-name="ce10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12"/>
        </table:table-row>
        <table:table-row table:style-name="ro1">
          <table:table-cell table:style-name="Default" table:number-columns-repeated="4"/>
          <table:table-cell table:style-name="ce1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12"/>
          <table:table-cell table:style-name="ce18"/>
          <table:table-cell table:style-name="ce12" table:number-columns-repeated="3"/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8" office:value-type="date" office:date-value="2024-03-19" calcext:value-type="date">
            <text:p>19/Mar</text:p>
          </table:table-cell>
          <table:table-cell table:style-name="ce10" office:value-type="string" calcext:value-type="string">
            <text:p>Linear regression fitting</text:p>
          </table:table-cell>
          <table:table-cell table:style-name="ce10" office:value-type="string" calcext:value-type="string">
            <text:p>key concept is the % of variance explained by the fit. *Do `lm` and show how to interpret results and p.values*</text:p>
          </table:table-cell>
          <table:table-cell table:style-name="ce12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8" office:value-type="date" office:date-value="2024-03-21" calcext:value-type="date">
            <text:p>21/Mar</text:p>
          </table:table-cell>
          <table:table-cell table:style-name="ce10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12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8" office:value-type="date" office:date-value="2024-03-26" calcext:value-type="date">
            <text:p>26/Mar</text:p>
          </table:table-cell>
          <table:table-cell table:style-name="ce10" office:value-type="string" calcext:value-type="string">
            <text:p>Data -\&gt; statistics pipeline from a research article, **workshop**</text:p>
          </table:table-cell>
          <table:table-cell table:style-name="ce10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5">
          <table:table-cell table:style-name="ce10" office:value-type="float" office:value="20" calcext:value-type="float">
            <text:p>20</text:p>
          </table:table-cell>
          <table:table-cell table:style-name="ce18" office:value-type="date" office:date-value="2024-03-28" calcext:value-type="date">
            <text:p>28/Mar</text:p>
          </table:table-cell>
          <table:table-cell table:style-name="ce10" office:value-type="string" calcext:value-type="string">
            <text:p>Non-linear regressions</text:p>
          </table:table-cell>
          <table:table-cell table:style-name="ce10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12"/>
        </table:table-row>
        <table:table-row table:style-name="ro5">
          <table:table-cell table:style-name="ce10" office:value-type="float" office:value="21" calcext:value-type="float">
            <text:p>21</text:p>
          </table:table-cell>
          <table:table-cell table:style-name="ce18" office:value-type="date" office:date-value="2024-04-02" calcext:value-type="date">
            <text:p>02/Apr</text:p>
          </table:table-cell>
          <table:table-cell table:style-name="ce10" office:value-type="string" calcext:value-type="string">
            <text:p>Bootstrapping</text:p>
          </table:table-cell>
          <table:table-cell table:style-name="ce10" office:value-type="string" calcext:value-type="string">
            <text:p>benefits: *a better non-parametric test without making any assumptions about the data distribution*; cost: <text:span text:style-name="T1">low powered; *using a vectorized workflow to achieve bootstrapping and simple hypothesis testing* </text:span></text:p>
          </table:table-cell>
          <table:table-cell table:style-name="ce1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8" office:value-type="date" office:date-value="2024-04-04" calcext:value-type="date">
            <text:p>04/Apr</text:p>
          </table:table-cell>
          <table:table-cell table:style-name="ce10" office:value-type="string" calcext:value-type="string">
            <text:p>Working with higher dimensional data</text:p>
          </table:table-cell>
          <table:table-cell table:style-name="ce10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12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18" office:value-type="date" office:date-value="2024-04-09" calcext:value-type="date">
            <text:p>09/Apr</text:p>
          </table:table-cell>
          <table:table-cell table:style-name="ce10" office:value-type="string" calcext:value-type="string">
            <text:p>critique statistics from a research article, **workshop**</text:p>
          </table:table-cell>
          <table:table-cell table:style-name="ce10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1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18" office:value-type="date" office:date-value="2024-04-11" calcext:value-type="date">
            <text:p>11/Apr</text:p>
          </table:table-cell>
          <table:table-cell table:style-name="ce10" office:value-type="string" calcext:value-type="string">
            <text:p>Using AI based tools to speed up writing code</text:p>
          </table:table-cell>
          <table:table-cell table:style-name="ce12" office:value-type="string" calcext:value-type="string">
            <text:p/>
          </table:table-cell>
          <table:table-cell table:style-name="ce1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8" office:value-type="date" office:date-value="2024-04-16" calcext:value-type="date">
            <text:p>16/Apr</text:p>
          </table:table-cell>
          <table:table-cell table:style-name="ce10" office:value-type="string" calcext:value-type="string">
            <text:p>Student presentations 1</text:p>
          </table:table-cell>
          <table:table-cell table:style-name="ce12" office:value-type="string" calcext:value-type="string">
            <text:p>Bring your own dataset, apply statistical analysis, present written report and presentation</text:p>
          </table:table-cell>
          <table:table-cell table:style-name="ce10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date" office:date-value="2024-04-18" calcext:value-type="date">
            <text:p>18/Apr</text:p>
          </table:table-cell>
          <table:table-cell table:style-name="ce10" office:value-type="string" calcext:value-type="string">
            <text:p>Student presentations 2</text:p>
          </table:table-cell>
          <table:table-cell table:style-name="ce12" office:value-type="string" calcext:value-type="string">
            <text:p>“</text:p>
          </table:table-cell>
          <table:table-cell table:style-name="ce1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12"/>
        </table:table-row>
        <table:table-row table:style-name="ro1">
          <table:table-cell table:style-name="Default" table:number-columns-repeated="2"/>
          <table:table-cell table:style-name="ce10"/>
          <table:table-cell table:style-name="ce1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25"/>
        <table:table-column table:style-name="co2" table:default-cell-style-name="ce18"/>
        <table:table-column table:style-name="co6" table:default-cell-style-name="ce25"/>
        <table:table-column table:style-name="co7" table:default-cell-style-name="ce25"/>
        <table:table-row table:style-name="ro1">
          <table:table-cell table:style-name="ce24" office:value-type="string" calcext:value-type="string">
            <text:p>Lec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opic</text:p>
          </table:table-cell>
          <table:table-cell table:style-name="ce24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 calcext:value-type="string">
            <text:p>Lec</text:p>
          </table:table-cell>
          <table:table-cell table:style-name="ce27" office:value-type="string" calcext:value-type="string">
            <text:p>Date</text:p>
          </table:table-cell>
          <table:table-cell table:style-name="ce9" office:value-type="string" calcext:value-type="string">
            <text:p>Topic</text:p>
          </table:table-cell>
          <table:table-cell table:style-name="ce9" office:value-type="string" calcext:value-type="string">
            <text:p>Details</text:p>
          </table:table-cell>
          <table:table-cell table:style-name="ce9" office:value-type="string" calcext:value-type="string">
            <text:p>Resources</text:p>
          </table:table-cell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18" office:value-type="date" office:date-value="2024-01-09" calcext:value-type="date">
            <text:p>09/Jan</text:p>
          </table:table-cell>
          <table:table-cell table:style-name="ce10" office:value-type="string" calcext:value-type="string">
            <text:p>Introductions and installations</text:p>
          </table:table-cell>
          <table:table-cell table:style-name="ce10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10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8" office:value-type="date" office:date-value="2024-01-11" calcext:value-type="date">
            <text:p>11/Jan</text:p>
          </table:table-cell>
          <table:table-cell table:style-name="ce10" office:value-type="string" calcext:value-type="string">
            <text:p>Refresher in statistics, hands-on activity</text:p>
          </table:table-cell>
          <table:table-cell table:style-name="ce10" office:value-type="string" calcext:value-type="string">
            <text:p>working with distributions - *without a computer.* [slides](lecture02.qmd)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-</text:p>
          </table:table-cell>
          <table:table-cell table:style-name="ce18" office:value-type="date" office:date-value="2024-01-16" calcext:value-type="date">
            <text:p>16/Jan</text:p>
          </table:table-cell>
          <table:table-cell table:style-name="ce10" office:value-type="string" calcext:value-type="string">
            <text:p>NO CLASS; Hard freeze day</text:p>
          </table:table-cell>
          <table:table-cell table:style-name="ce12" table:number-columns-repeated="2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18" office:value-type="date" office:date-value="2024-01-18" calcext:value-type="date">
            <text:p>18/Jan</text:p>
          </table:table-cell>
          <table:table-cell table:style-name="ce10" office:value-type="string" calcext:value-type="string">
            <text:p>R basics, datatypes and control flow</text:p>
          </table:table-cell>
          <table:table-cell table:style-name="ce10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10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10" office:value-type="string" calcext:value-type="string">
            <text:p>…</text:p>
          </table:table-cell>
          <table:table-cell table:style-name="ce18" office:value-type="date" office:date-value="2024-01-25" calcext:value-type="date">
            <text:p>25/Jan</text:p>
          </table:table-cell>
          <table:table-cell table:style-name="ce12"/>
          <table:table-cell table:style-name="ce10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12"/>
        </table:table-row>
        <table:table-row table:style-name="ro10" table:number-rows-repeated="1048569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22:59:46.3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1-30T23:50:30.062000000</dc:date>
    <dc:creator>Anon ymous</dc:creator>
    <meta:editing-duration>PT4H16M10S</meta:editing-duration>
    <meta:editing-cycles>39</meta:editing-cycles>
    <meta:generator>LibreOffice/6.2.0.3$Windows_X86_64 LibreOffice_project/98c6a8a1c6c7b144ce3cc729e34964b47ce25d62</meta:generator>
    <meta:document-statistic meta:table-count="3" meta:cell-count="179" meta:object-count="0"/>
  </office:meta>
</office:document-meta>
</file>